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and looking to contribute, first see <text:a xlink:type="simple" xlink:href="/contributing" office:name=""><text:span text:style-name="Definition">Contributing Guidelines</text:span></text:a> to learn about the different ways to contribute and how to gain acces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text:p>
              <text:list text:style-name="L5">
                <text:list-item>
                  <text:p text:style-name="P5">TODO: explain how</text:p>
                </text:list-item>
              </text:list>
            </text:list-item>
            <text:list-item>
              <text:p text:style-name="P4">All resources are <text:a xlink:type="simple" xlink:href="#content-labelling" office:name=""><text:span text:style-name="Definition">labelled</text:span></text:a> when applicable</text:p>
              <text:list text:style-name="L6">
                <text:list-item>
                  <text:p text:style-name="P6">at minimum list prerequisites and security-related aspects</text:p>
                </text:list-item>
              </text:list>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list-item>
        <text:list-item>
          <text:p text:style-name="P3"><text:span text:style-name="T1">Source code</text:span></text:p>
          <text:list text:style-name="L8">
            <text:list-item>
              <text:p text:style-name="P8">source code programs belong in <text:span text:style-name="NormalTok">code</text:span> directory</text:p>
              <text:list text:style-name="L9">
                <text:list-item>
                  <text:p text:style-name="P9">the code included in this directory should be a complete program</text:p>
                </text:list-item>
                <text:list-item>
                  <text:p text:style-name="P9">the program should compile and terminate</text:p>
                </text:list-item>
                <text:list-item>
                  <text:p text:style-name="P9">we can automatically check these code snippets for syntactical correctness if these expectations are followed</text:p>
                </text:list-item>
                <text:list-item>
                  <text:p text:style-name="P9">such program can be included in lecture notes of labs by using pandoc-include filter</text:p>
                </text:list-item>
              </text:list>
            </text:list-item>
            <text:list-item>
              <text:p text:style-name="P8">source code that is faulty, partial or does not terminate can be included in markdown as an inline code block</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 create a subdirectory called <text:span text:style-name="NormalTok">src</text:span> and add all source code files under this directory. Only include program files (not solution or project).</text:p>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2">readme will be converted to index (html, pdf, odt)</text:p>
        </text:list-item>
        <text:list-item>
          <text:p text:style-name="P12">contents of <text:span text:style-name="NormalTok">src</text:span> will be converted to a standalone C# solution as a zip file. This solution will have the same name as the lab directory which is why directory names should use PascalCase.</text:p>
        </text:list-item>
        <text:list-item>
          <text:p text:style-name="P12">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3">Each resource will be labelled with prerequisites.</text:p>
          <text:p text:style-name="P13">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3">Lecture notes and slides will be labelled by related labs, and vice versa</text:p>
          <text:p text:style-name="P13">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4">git - version control</text:p>
        </text:list-item>
        <text:list-item>
          <text:p text:style-name="P14">Github - to make source code available on the web</text:p>
        </text:list-item>
        <text:list-item>
          <text:p text:style-name="P14">markdown, LaTeX - for writing the resources</text:p>
        </text:list-item>
        <text:list-item>
          <text:p text:style-name="P14">pandoc - for converting documents to various output formats</text:p>
        </text:list-item>
        <text:list-item>
          <text:p text:style-name="P14">make, bash - for specifying how to build this resource</text:p>
        </text:list-item>
        <text:list-item>
          <text:p text:style-name="P14">github actions - to automatically build the resource</text:p>
        </text:list-item>
        <text:list-item>
          <text:p text:style-name="P14">github pages - to serve the accompanying website</text:p>
        </text:list-item>
        <text:list-item>
          <text:p text:style-name="P14">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5">Go to <text:a xlink:type="simple" xlink:href="https://github.com/csci-1301/csci-1301.github.io/releases" office:name=""><text:span text:style-name="Definition">repository releases</text:span></text:a></text:p>
        </text:list-item>
        <text:list-item>
          <text:p text:style-name="P15">Choose latest, which contains the files of the latest build</text:p>
        </text:list-item>
        <text:list-item>
          <text:p text:style-name="P1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5">Enter release notes to explain what changed since last release</text:p>
        </text:list-item>
        <text:list-item>
          <text:p text:style-name="P1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6">pandoc</text:p>
        </text:list-item>
        <text:list-item>
          <text:p text:style-name="P16">LaTeX</text:p>
        </text:list-item>
        <text:list-item>
          <text:p text:style-name="P16">make</text:p>
        </text:list-item>
        <text:list-item>
          <text:p text:style-name="P16">python 3.+</text:p>
        </text:list-item>
        <text:list-item>
          <text:p text:style-name="P16">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7">make all</text:p>
      <text:p text:style-name="First_20_paragraph">To see a list of other alternative build options run</text:p>
      <text:p text:style-name="P18">make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6T04:07:24Z</meta:creation-date>
    <dc:date>2021-05-16T04:07:24Z</dc:date>
    <meta:user-defined meta:name="default-code-class" meta:value-type="string">csharp</meta:user-defined>
  </office:meta>
</office:document-meta>
</file>